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047in"/>
    </style:style>
    <style:style style:name="co20" style:family="table-column">
      <style:table-column-properties fo:break-before="auto" style:column-width="5.0102in"/>
    </style:style>
    <style:style style:name="co21" style:family="table-column">
      <style:table-column-properties fo:break-before="auto" style:column-width="0.8917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7402in"/>
    </style:style>
    <style:style style:name="co24" style:family="table-column">
      <style:table-column-properties fo:break-before="auto" style:column-width="1.3634in"/>
    </style:style>
    <style:style style:name="co25" style:family="table-column">
      <style:table-column-properties fo:break-before="auto" style:column-width="1.2453in"/>
    </style:style>
    <style:style style:name="co26" style:family="table-column">
      <style:table-column-properties fo:break-before="auto" style:column-width="1.1717in"/>
    </style:style>
    <style:style style:name="co27" style:family="table-column">
      <style:table-column-properties fo:break-before="auto" style:column-width="0.5717in"/>
    </style:style>
    <style:style style:name="co28" style:family="table-column">
      <style:table-column-properties fo:break-before="auto" style:column-width="3.0264in"/>
    </style:style>
    <style:style style:name="co29" style:family="table-column">
      <style:table-column-properties fo:break-before="auto" style:column-width="6.2965in"/>
    </style:style>
    <style:style style:name="co3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Default"/>
        <table:table-row table:style-name="ro1">
          <table:table-cell table:style-name="ce3" office:value-type="string" calcext:value-type="string">
            <text:p>meta_package_index</text:p>
          </table:table-cell>
          <table:table-cell table:style-name="ce14" office:value-type="string" calcext:value-type="string">
            <text:p>meta_package_valid</text:p>
          </table:table-cell>
          <table:table-cell table:style-name="ce3" office:value-type="string" calcext:value-type="string">
            <text:p>meta_package_data_size</text:p>
          </table:table-cell>
          <table:table-cell table:style-name="ce14" office:value-type="string" calcext:value-type="string">
            <text:p>meta_package_tree</text:p>
          </table:table-cell>
          <table:table-cell table:style-name="ce3" office:value-type="string" calcext:value-type="string">
            <text:p>meta_package_description</text:p>
          </table:table-cell>
          <table:table-cell table:style-name="ce3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EZStack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Yellow-brick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Stacking y/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1"/>
          <table:named-range table:name="_xlnm._FilterDatabase_0" table:base-cell-address="$meta_package.$A$1" table:cell-range-address="$meta_package.$A$1:.$F$30"/>
        </table:named-expressions>
      </table:table>
      <table:table table:name="package_source" table:style-name="ta2"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7" table:default-cell-style-name="Default"/>
        <table:table-column table:style-name="co14" table:number-columns-repeated="959" table:default-cell-style-name="ce3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source_name</text:p>
          </table:table-cell>
          <table:table-cell table:style-name="ce3" office:value-type="string" calcext:value-type="string">
            <text:p>package_source_type</text:p>
          </table:table-cell>
          <table:table-cell table:style-name="ce3" office:value-type="string" calcext:value-type="string">
            <text:p>package_source_short_name</text:p>
          </table:table-cell>
          <table:table-cell table:style-name="ce3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3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0"/>
          <table:named-range table:name="_xlnm._FilterDatabase_0" table:base-cell-address="$meta_package.$A$1" table:cell-range-address="$package_source.$A$1:.$F$49"/>
        </table:named-expressions>
      </table:table>
      <table:table table:name="package" table:style-name="ta3">
        <office:forms form:automatic-focus="false" form:apply-design-mode="false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number-columns-repeated="57" table:default-cell-style-name="Default"/>
        <table:table-column table:style-name="co14" table:number-columns-repeated="959" table:default-cell-style-name="ce3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packag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name</text:p>
          </table:table-cell>
          <table:table-cell table:style-name="ce3" office:value-type="string" calcext:value-type="string">
            <text:p>package_problem</text:p>
          </table:table-cell>
          <table:table-cell table:style-name="ce3" office:value-type="string" calcext:value-type="string">
            <text:p>package_type</text:p>
          </table:table-cell>
          <table:table-cell table:style-name="ce3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Classifier(kernel = ConstantKernel() + <text:s/>RBF() +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3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Classifier(alpha=1,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Regressor(kernel = ConstantKernel() + <text:s/>RBF() +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Regressor(alpha=1,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99"/>
          <table:named-range table:name="_xlnm._FilterDatabase_0" table:base-cell-address="$meta_package.$A$1" table:cell-range-address="$package.$A$1:.$G$98"/>
          <table:named-range table:name="_xlnm._FilterDatabase_0_0" table:base-cell-address="$meta_package.$A$1" table:cell-range-address="$package.$A$1:.$G$96"/>
          <table:named-range table:name="_xlnm._FilterDatabase_0_0_0" table:base-cell-address="$meta_package.$A$1" table:cell-range-address="$package.$A$1:.$F$96"/>
          <table:named-range table:name="_xlnm._FilterDatabase_0_0_0_0" table:base-cell-address="$meta_package.$A$1" table:cell-range-address="$package.$A$1:.$F$90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21" table:number-columns-repeated="59" table:default-cell-style-name="Default"/>
        <table:table-column table:style-name="co30" table:number-columns-repeated="954" table:default-cell-style-name="ce3"/>
        <table:table-row table:style-name="ro1">
          <table:table-cell table:style-name="ce3" office:value-type="string" calcext:value-type="string">
            <text:p>sort_key</text:p>
          </table:table-cell>
          <table:table-cell table:style-name="ce14" office:value-type="string" calcext:value-type="string">
            <text:p>meta_package_index</text:p>
          </table:table-cell>
          <table:table-cell table:style-name="ce14" office:value-type="string" calcext:value-type="string">
            <text:p>document_problem</text:p>
          </table:table-cell>
          <table:table-cell table:style-name="ce14" office:value-type="string" calcext:value-type="string">
            <text:p>document_stacking</text:p>
          </table:table-cell>
          <table:table-cell table:style-name="ce14" office:value-type="string" calcext:value-type="string">
            <text:p>document_keras</text:p>
          </table:table-cell>
          <table:table-cell table:style-name="ce14" office:value-type="string" calcext:value-type="string">
            <text:p>document_xgb</text:p>
          </table:table-cell>
          <table:table-cell table:style-name="ce14" office:value-type="string" calcext:value-type="string">
            <text:p>document_pipeline</text:p>
          </table:table-cell>
          <table:table-cell table:style-name="ce14" office:value-type="string" calcext:value-type="string">
            <text:p>document_yb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table:style-name="ce1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print('user_drop_cols = ', user_drop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)"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Imputation</text:p>
          </table:table-cell>
          <table:table-cell table:style-name="ce1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4" office:value-type="string" calcext:value-type="string">
            <text:p>"d_F=len(X.columns.tolist())"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d_T=len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4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4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office:value-type="string" calcext:value-type="string">
            <text:p>"y = pd.get_dummies(df[target_col])"</text:p>
          </table:table-cell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4" office:value-type="string" calcext:value-type="string">
            <text:p>"X_train, X_test, y_train, y_test = split(X, y, test_size=0.33, stratify=None)"</text:p>
          </table:table-cell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4" office:value-type="string" calcext:value-type="string">
            <text:p>"cat_tree_processor = OrdinalEncoder(handle_unknown='use_encoded_value', unknown_value=-1)"</text:p>
          </table:table-cell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tree_processor = SimpleImputer(strategy='mean', add_indicator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4" office:value-type="string" calcext:value-type="string">
            <text:p>"cat_ntree_processor = OneHotEncoder(handle_unknown='ignore')"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ntree_processor = make_pipeline(StandardScaler(), 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4" office:value-type="string" calcext:value-type="string">
            <text:p>keras_nn_class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4" office:value-type="string" calcext:value-type="string">
            <text:p>keras_nn_regre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C = KerasBatchClassifier(K_Class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<text:span text:style-name="T1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C = KerasBatchClassifier(K_Class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R = KerasBatchRegressor(K_Regre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R = KerasBatchRegressor(K_Regre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4" office:value-type="string" calcext:value-type="string">
            <text:p>"model = make_pipeline(ntree_preprocessor, K_C)"</text:p>
          </table:table-cell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2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model = K_C"</text:p>
          </table:table-cell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4" office:value-type="string" calcext:value-type="string">
            <text:p>"model = make_pipeline(ntree_preprocessor, K_R)"</text:p>
          </table:table-cell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model = K_R"</text:p>
          </table:table-cell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ogistic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inear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ogistic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inear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ossible other models :</text:p>
          </table:table-cell>
          <table:table-cell office:value-type="string" calcext:value-type="string">
            <text:p>list_model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XGBClassifier(max_depth=5, n_estimators=1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XGBRegressor(max_depth=5, n_estimators=2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make_pipeline(tree_preprocessor, XGBClassifier(max_depth=5, n_estimators=1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make_pipeline(tree_preprocessor, XGBRegressor(max_depth=5, n_estimators=2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ossible other models based on decision trees:</text:p>
          </table:table-cell>
          <table:table-cell office:value-type="string" calcext:value-type="string">
            <text:p>list_model(pd_tree)</text:p>
          </table:table-cell>
          <table:table-cell table:number-columns-repeated="101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Regresso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Classifie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0" office:value-type="string" calcext:value-type="string">
            <text:p>Stacking for regression</text:p>
          </table:table-cell>
          <table:table-cell table:style-name="ce1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0" office:value-type="string" calcext:value-type="string">
            <text:p>Stacking for classification</text:p>
          </table:table-cell>
          <table:table-cell table:style-name="ce1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history=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Tree</text:p>
          </table:table-cell>
          <table:table-cell table:style-name="ce14" office:value-type="string" calcext:value-type="string">
            <text:p>"plot_tree(model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to_graphviz(model, num_trees=0, rankdir='LR')"</text:p>
          </table:table-cell>
          <table:table-cell table:number-columns-repeated="101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c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r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Classifie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Regresso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4" office:value-type="string" calcext:value-type="string">
            <text:p>"plot_perm_imp(model, X_test, y_test, scoring = 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4" office:value-type="string" calcext:value-type="string">
            <text:p>"plot_perm_imp(model, X_test, y_test, scoring = 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columns"</text:p>
          </table:table-cell>
          <table:table-cell table:number-columns-repeated="101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.idxmax(axis=1), X_test = X_test, y_test = y_test.idxmax(axis=1)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.idxmax(axis=1), X_test, y_test.idxmax(axis=1)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1" office:value-type="string" calcext:value-type="string">
            <text:p>Precision-Recall curves</text:p>
          </table:table-cell>
          <table:table-cell table:style-name="ce14" office:value-type="string" calcext:value-type="string">
            <text:p>"precision_recall_curve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table:style-name="ce1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1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4" office:value-type="string" calcext:value-type="string">
            <text:p>"K_classification_report(model, X_train, y_train.idxmax(axis=1), X_test, y_test.idxmax(axis=1))"</text:p>
          </table:table-cell>
          <table:table-cell table:number-columns-repeated="1013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table:style-name="ce14" office:value-type="string" calcext:value-type="string">
            <text:p>"K_confusion_matrix(model, X_train, y_train.idxmax(axis=1), X_test, y_test.idxmax(axis=1))"</text:p>
          </table:table-cell>
          <table:table-cell table:number-columns-repeated="1013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document.$A$1:.$K$160"/>
          <table:named-range table:name="_xlnm._FilterDatabase_0" table:base-cell-address="$meta_package.$A$1" table:cell-range-address="$document.$A$1:.$K$144"/>
          <table:named-range table:name="_xlnm._FilterDatabase_0_0_0" table:base-cell-address="$meta_package.$A$1" table:cell-range-address="$document.$A$1:.$K$143"/>
        </table:named-expressions>
      </table:table>
      <table:named-expressions/>
      <table:database-ranges>
        <table:database-range table:name="__Anonymous_Sheet_DB__0" table:target-range-address="meta_package.A1:meta_package.F31" table:display-filter-buttons="true" table:orientation="column"/>
        <table:database-range table:name="__Anonymous_Sheet_DB__1" table:target-range-address="package_source.A1:package_source.F50" table:display-filter-buttons="true" table:orientation="column"/>
        <table:database-range table:name="__Anonymous_Sheet_DB__2" table:target-range-address="package.A1:package.G99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6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6:39:08.241482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1-11-10T16:39:25.152233600</dc:date>
    <meta:editing-cycles>373</meta:editing-cycles>
    <meta:editing-duration>P3DT13H53M57S</meta:editing-duration>
    <meta:generator>LibreOffice/6.4.7.2$Linux_X86_64 LibreOffice_project/40$Build-2</meta:generator>
    <meta:document-statistic meta:table-count="4" meta:cell-count="2903" meta:object-count="0"/>
  </office:meta>
</office:document-meta>
</file>